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AUtils.getCXFAddressingPropertiesFromMap( Map &lt; String , String &gt; wsAddressingAsMa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WSAUtils.getAsMap( AddressingProperties map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WSAUtils.WSA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